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5pt" officeooo:rsid="0013c727" officeooo:paragraph-rsid="0013c727" style:font-size-asian="15pt" style:font-size-complex="15pt"/>
    </style:style>
    <style:style style:name="P2" style:family="paragraph" style:parent-style-name="Preformatted_20_Text">
      <style:paragraph-properties fo:text-align="start" style:justify-single-word="false"/>
      <style:text-properties fo:font-size="15pt" officeooo:rsid="0013c727" officeooo:paragraph-rsid="0013c727" style:font-size-asian="15pt" style:font-size-complex="15pt"/>
    </style:style>
    <style:style style:name="P3" style:family="paragraph" style:parent-style-name="Preformatted_20_Text">
      <style:paragraph-properties fo:text-align="start" style:justify-single-word="false"/>
      <style:text-properties fo:font-size="15pt" officeooo:rsid="0066139e" officeooo:paragraph-rsid="0066139e" style:font-size-asian="15pt" style:font-size-complex="15pt"/>
    </style:style>
    <style:style style:name="P4" style:family="paragraph" style:parent-style-name="Preformatted_20_Text">
      <style:paragraph-properties fo:text-align="start" style:justify-single-word="false"/>
      <style:text-properties fo:font-size="15pt" officeooo:rsid="008bf36d" officeooo:paragraph-rsid="008bf36d" style:font-size-asian="15pt" style:font-size-complex="15pt"/>
    </style:style>
    <style:style style:name="P5" style:family="paragraph" style:parent-style-name="Preformatted_20_Text">
      <style:paragraph-properties fo:text-align="start" style:justify-single-word="false"/>
      <style:text-properties fo:font-size="15pt" officeooo:rsid="0092f360" officeooo:paragraph-rsid="0092f360" style:font-size-asian="15pt" style:font-size-complex="15pt"/>
    </style:style>
    <style:style style:name="P6" style:family="paragraph" style:parent-style-name="Preformatted_20_Text">
      <style:paragraph-properties fo:text-align="start" style:justify-single-word="false"/>
      <style:text-properties fo:font-size="15pt" officeooo:rsid="00477b94" officeooo:paragraph-rsid="0013c727" style:font-size-asian="15pt" style:font-size-complex="15pt"/>
    </style:style>
    <style:style style:name="P7" style:family="paragraph" style:parent-style-name="Preformatted_20_Text">
      <style:paragraph-properties fo:text-align="start" style:justify-single-word="false"/>
      <style:text-properties fo:font-size="15pt" officeooo:rsid="00477b94" officeooo:paragraph-rsid="00e6768b" style:font-size-asian="15pt" style:font-size-complex="15pt"/>
    </style:style>
    <style:style style:name="P8" style:family="paragraph" style:parent-style-name="Preformatted_20_Text">
      <style:paragraph-properties fo:text-align="center" style:justify-single-word="false"/>
      <style:text-properties fo:font-size="15pt" officeooo:rsid="0111fd69" officeooo:paragraph-rsid="0111fd69" style:font-size-asian="15pt" style:font-size-complex="15pt"/>
    </style:style>
    <style:style style:name="P9" style:family="paragraph" style:parent-style-name="Preformatted_20_Text">
      <style:paragraph-properties fo:text-align="start" style:justify-single-word="false"/>
      <style:text-properties fo:font-size="15pt" officeooo:rsid="0130ae34" officeooo:paragraph-rsid="0130ae34" style:font-size-asian="15pt" style:font-size-complex="15pt"/>
    </style:style>
    <style:style style:name="P10" style:family="paragraph" style:parent-style-name="Preformatted_20_Text">
      <style:paragraph-properties fo:text-align="start" style:justify-single-word="false"/>
      <style:text-properties fo:font-size="15pt" officeooo:rsid="0132b13f" officeooo:paragraph-rsid="0132b13f" style:font-size-asian="15pt" style:font-size-complex="15pt"/>
    </style:style>
    <style:style style:name="P11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3c727" officeooo:paragraph-rsid="0013c727" style:font-size-asian="15pt" style:font-size-complex="15pt"/>
    </style:style>
    <style:style style:name="P12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eee2d" officeooo:paragraph-rsid="001eee2d" style:font-size-asian="15pt" style:font-size-complex="15pt"/>
    </style:style>
    <style:style style:name="P13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2e69e6" officeooo:paragraph-rsid="002e69e6" style:font-size-asian="15pt" style:font-size-complex="15pt"/>
    </style:style>
    <style:style style:name="P14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79ac1c" officeooo:paragraph-rsid="0079ac1c" style:font-size-asian="15pt" style:font-size-complex="15pt"/>
    </style:style>
    <style:style style:name="P15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117c2ae" officeooo:paragraph-rsid="0117c2ae" style:font-size-asian="15pt" style:font-size-complex="15pt"/>
    </style:style>
    <style:style style:name="T1" style:family="text">
      <style:text-properties officeooo:rsid="01119871"/>
    </style:style>
    <style:style style:name="T2" style:family="text">
      <style:text-properties officeooo:rsid="01187412"/>
    </style:style>
    <style:style style:name="T3" style:family="text">
      <style:text-properties officeooo:rsid="0119d57b"/>
    </style:style>
    <style:style style:name="T4" style:family="text">
      <style:text-properties officeooo:rsid="011d8ed9"/>
    </style:style>
    <style:style style:name="T5" style:family="text">
      <style:text-properties officeooo:rsid="011edcd2"/>
    </style:style>
    <style:style style:name="T6" style:family="text">
      <style:text-properties officeooo:rsid="0125ad3c"/>
    </style:style>
    <style:style style:name="T7" style:family="text">
      <style:text-properties officeooo:rsid="012dbbb3"/>
    </style:style>
    <style:style style:name="T8" style:family="text">
      <style:text-properties officeooo:rsid="01390e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EEEXtreme Türkiye Kampı: Gün <text:span text:style-name="T1">4</text:span></text:p>
      <text:p text:style-name="P8">ZINDAN</text:p>
      <text:p text:style-name="P2"/>
      <text:p text:style-name="P11">Problem</text:p>
      <text:p text:style-name="P7"><text:tab/><text:span text:style-name="T2">3 boyutlu bir zindanda mahsur kaldınız. En hızlı çıkış yolunu bulmaya çalışıyorsunuz. Zindan birim küplerden oluşmuş. Küplerin bazılarında o küpe ilerlemenizi engelleyen bir kaya bulunuyor. Bir küp kuzeye, güneye, batıya, doğuya, yukarıya veya aşağıya gitmek bir dakikanızı alıyor. Çapraz hareket etmenize izin yok. Ayrıca zindanın kenarlarını da aşamıyorsunuz.</text:span></text:p>
      <text:p text:style-name="P7"><text:tab/><text:span text:style-name="T3">Zindandan kaçmanız mümkün mü? Eğer mümkünse minimum kaç dakikanızı alır?</text:span></text:p>
      <text:p text:style-name="P6"/>
      <text:p text:style-name="P14">Input</text:p>
      <text:p text:style-name="P2"><text:tab/><text:span text:style-name="T4">Input birden fazla testten oluşacaktır. Her test bir zindanı tanımlayacaktır.</text:span></text:p>
      <text:p text:style-name="P2"><text:tab/><text:span text:style-name="T5">Her testin ilk satırı üç sayıdan oluşur (L R C). L zindanın z eksenindeki boyutunu, R y eksenindeki boyutunu, C ise x eksenindeki boyutunu verir. Dolayısıyla zindanda LxRxC adet küp vardır.</text:span></text:p>
      <text:p text:style-name="P2"><text:tab/><text:span text:style-name="T6">Sonrasında L adet RxC’lik tablolar verilir. RxC’lik tablolar R satırda, C adet karakter şeklinde verilmiştir. İlk RxC’lik tablo z=0 ikenki küplerin tablosunu verir. İkincisi z=1 iken, Üçüncüsü z=2 iken… Bu böyle z=L-1’e kadar gider. Her tablonun sonrasında bir adet boş satır bulunur.</text:span></text:p>
      <text:p text:style-name="P2"><text:tab/><text:span text:style-name="T7">Tablolardaki ‘#’ karakteri o küpte kaya olduğunu, ‘.’ karakteri o küpün boş olduğunu, ‘S’ karakteri başlangıçtaki pozisyonunuzu, ‘E’ karakteri ise zindanın çıkışını gösterir.</text:span></text:p>
      <text:p text:style-name="P2"><text:tab/><text:span text:style-name="T7">Inputun sonu L, R ve C için 0 verilmesiyle belli edilir.</text:span></text:p>
      <text:p text:style-name="P2"><text:tab/><text:span text:style-name="T8">1 &lt;= L,R,C &lt;= 30</text:span></text:p>
      <text:p text:style-name="P15">Output</text:p>
      <text:p text:style-name="P9"><text:tab/>Her test için minimum kaç dakikada zindandan kaçılabileceğini bastırınız. Eğer zindandan kaçmak mümkün değilse -1 bastırınız.</text:p>
      <text:p text:style-name="P9"/>
      <text:p text:style-name="P9"/>
      <text:p text:style-name="P9"/>
      <text:p text:style-name="P12"><text:soft-page-break/>Örnek Input</text:p>
      <text:p text:style-name="P10">3 4 5</text:p>
      <text:p text:style-name="P10">S....</text:p>
      <text:p text:style-name="P10">.###.</text:p>
      <text:p text:style-name="P10">.##..</text:p>
      <text:p text:style-name="P10">..#.#</text:p>
      <text:p text:style-name="P10"/>
      <text:p text:style-name="P10">#####</text:p>
      <text:p text:style-name="P10">#..##</text:p>
      <text:p text:style-name="P10">##.##</text:p>
      <text:p text:style-name="P10">##…</text:p>
      <text:p text:style-name="P10"/>
      <text:p text:style-name="P10">##.##</text:p>
      <text:p text:style-name="P10">.####</text:p>
      <text:p text:style-name="P10">#..##</text:p>
      <text:p text:style-name="P10">####E</text:p>
      <text:p text:style-name="P10"/>
      <text:p text:style-name="P10">1 2 2</text:p>
      <text:p text:style-name="P10">S#</text:p>
      <text:p text:style-name="P10">#E</text:p>
      <text:p text:style-name="P10"/>
      <text:p text:style-name="P10">0 0 0</text:p>
      <text:p text:style-name="P4"/>
      <text:p text:style-name="P12">Örnek Output</text:p>
      <text:p text:style-name="P10">11</text:p>
      <text:p text:style-name="P10">-1</text:p>
      <text:p text:style-name="P3"/>
      <text:p text:style-name="P13">Time Limit</text:p>
      <text:p text:style-name="P5">C/C++/Java: 1 saniye, Python: 2 saniy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8T23:55:24.735137693</dc:date>
    <meta:editing-duration>PT2H3M51S</meta:editing-duration>
    <meta:editing-cycles>185</meta:editing-cycles>
    <meta:generator>LibreOffice/5.1.4.2$Linux_X86_64 LibreOffice_project/10m0$Build-2</meta:generator>
    <meta:document-statistic meta:table-count="0" meta:image-count="0" meta:object-count="0" meta:page-count="2" meta:paragraph-count="37" meta:word-count="242" meta:character-count="1570" meta:non-whitespace-character-count="1356"/>
  </office:meta>
</office:document-meta>
</file>